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line-height="137%" fo:orphans="2" fo:widows="2" fo:text-indent="0in" style:auto-text-indent="false" fo:padding-left="0in" fo:padding-right="0in" fo:padding-top="0in" fo:padding-bottom="0.0193in" fo:border-left="none" fo:border-right="none" fo:border-top="none" fo:border-bottom="0.06pt solid #a2a9b1"/>
      <style:text-properties fo:font-variant="normal" fo:text-transform="none" fo:color="#000000" style:font-name="Linux Libertine" fo:letter-spacing="normal" fo:font-style="normal" fo:font-weight="normal"/>
    </style:style>
    <style:style style:name="P2" style:family="paragraph" style:parent-style-name="Text_20_body">
      <style:paragraph-properties fo:margin-left="0in" fo:margin-right="0in" fo:line-height="100%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3366cc" style:text-line-through-style="none" style:text-line-through-type="none" fo:letter-spacing="normal" style:text-underline-style="none" style:text-blinking="false" fo:background-color="#f8f9fa" loext:padding="0.0311in" loext:border="0.06pt solid #c8ccd1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02122" style:font-name="sans-serif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202122" style:font-name="sans-serif" fo:font-size="10.5pt" fo:letter-spacing="normal" fo:font-style="normal" fo:font-weight="normal"/>
    </style:style>
    <style:style style:name="P7" style:family="paragraph" style:parent-style-name="Text_20_body">
      <style:paragraph-properties fo:margin-left="0.0311in" fo:margin-right="0in" fo:margin-top="0in" fo:margin-bottom="0in" loext:contextual-spacing="false" fo:text-align="start" style:justify-single-word="false" fo:orphans="2" fo:widows="2" fo:text-indent="0.1563in" style:auto-text-indent="false"/>
    </style:style>
    <style:style style:name="T1" style:family="text">
      <style:text-properties fo:color="#202122" style:font-name="sans-serif" fo:font-size="10.5pt" fo:letter-spacing="normal" fo:font-style="italic" fo:font-weight="normal"/>
    </style:style>
    <style:style style:name="T2" style:family="text">
      <style:text-properties fo:color="#3366cc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3" style:family="text">
      <style:text-properties fo:font-variant="normal" fo:text-transform="none" fo:color="#202122" style:font-name="sans-serif" fo:font-size="10.5pt" fo:letter-spacing="normal" fo:font-style="normal" fo:font-weight="bold"/>
    </style:style>
    <style:style style:name="T4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5" style:family="text">
      <style:text-properties fo:font-variant="normal" fo:text-transform="none" fo:color="#202122" style:font-name="sans-serif" fo:font-size="10.5pt" fo:letter-spacing="normal" fo:font-style="italic" fo:font-weight="normal"/>
    </style:style>
    <style:style style:name="T6" style:family="text">
      <style:text-properties fo:font-variant="normal" fo:text-transform="none" fo:color="#202122" style:font-name="sans-serif" fo:font-size="9pt" fo:letter-spacing="normal" fo:font-style="normal" fo:font-weight="normal" fo:background-color="#f8f9fa" loext:char-shading-value="0" loext:padding="0in" loext:border="none"/>
    </style:style>
    <style:style style:name="T7" style:family="text">
      <style:text-properties fo:font-variant="normal" fo:text-transform="none" fo:color="#3366cc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3366cc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9" style:family="text">
      <style:text-properties fo:font-variant="normal" fo:text-transform="none" fo:color="#3366cc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3366cc" style:text-line-through-style="none" style:text-line-through-type="none" style:font-name="sans-serif" fo:font-size="9pt" fo:letter-spacing="normal" fo:font-style="normal" style:text-underline-style="none" fo:font-weight="normal" style:text-blinking="false" fo:background-color="#f8f9fa" loext:char-shading-value="0" loext:padding="0in" loext:border="none"/>
    </style:style>
    <style:style style:name="T11" style:family="text">
      <style:text-properties fo:font-variant="normal" fo:text-transform="none" fo:color="#000000" style:font-name="monospace" fo:font-size="10.5pt" fo:letter-spacing="normal" fo:font-style="normal" fo:font-weight="normal" fo:background-color="#f8f9fa" loext:char-shading-value="0" loext:padding-left="0.0417in" loext:padding-right="0in" loext:padding-top="0.0193in" loext:padding-bottom="0.0193in" loext:border-left="0.06pt solid #eaecf0" loext:border-right="none" loext:border-top="0.06pt solid #eaecf0" loext:border-bottom="0.06pt solid #eaecf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ython</text:span><text:span text:style-name="T4"> is a </text:span><text:a xlink:type="simple" xlink:href="https://en.wikipedia.org/wiki/High-level_programming_language" text:style-name="Internet_20_link" text:visited-style-name="Visited_20_Internet_20_Link"><text:span text:style-name="T7">high-level</text:span></text:a><text:span text:style-name="T4">, </text:span><text:a xlink:type="simple" xlink:href="https://en.wikipedia.org/wiki/General-purpose_programming_language" text:style-name="Internet_20_link" text:visited-style-name="Visited_20_Internet_20_Link"><text:span text:style-name="T7">general-purpose programming language</text:span></text:a><text:span text:style-name="T4">. Its design philosophy emphasizes </text:span><text:a xlink:type="simple" xlink:href="https://en.wikipedia.org/wiki/Code_readability" text:style-name="Internet_20_link" text:visited-style-name="Visited_20_Internet_20_Link"><text:span text:style-name="T7">code readability</text:span></text:a><text:span text:style-name="T4"> with the use of significant indentation via the </text:span><text:a xlink:type="simple" xlink:href="https://en.wikipedia.org/wiki/Off-side_rule" text:style-name="Internet_20_link" text:visited-style-name="Visited_20_Internet_20_Link"><text:span text:style-name="T7">off-side rule</text:span></text:a><text:span text:style-name="T4">.</text:span><text:bookmark text:name="cite_ref-AutoNT-7_34-0"/><text:a xlink:type="simple" xlink:href="https://en.wikipedia.org/wiki/Python_(programming_language)#cite_note-AutoNT-7-34" text:style-name="Internet_20_link" text:visited-style-name="Visited_20_Internet_20_Link"><text:span text:style-name="T9">[34]</text:span></text:a></text:p>
      <text:p text:style-name="P2"><text:span text:style-name="T4">Python is </text:span><text:a xlink:type="simple" xlink:href="https://en.wikipedia.org/wiki/Type_system#DYNAMIC" text:style-name="Internet_20_link" text:visited-style-name="Visited_20_Internet_20_Link"><text:span text:style-name="T7">dynamically typed</text:span></text:a><text:span text:style-name="T4"> and </text:span><text:a xlink:type="simple" xlink:href="https://en.wikipedia.org/wiki/Garbage_collection_(computer_science)" text:style-name="Internet_20_link" text:visited-style-name="Visited_20_Internet_20_Link"><text:span text:style-name="T7">garbage-collected</text:span></text:a><text:span text:style-name="T4">. It supports multiple </text:span><text:a xlink:type="simple" xlink:href="https://en.wikipedia.org/wiki/Programming_paradigm" text:style-name="Internet_20_link" text:visited-style-name="Visited_20_Internet_20_Link"><text:span text:style-name="T7">programming paradigms</text:span></text:a><text:span text:style-name="T4">, including </text:span><text:a xlink:type="simple" xlink:href="https://en.wikipedia.org/wiki/Structured_programming" text:style-name="Internet_20_link" text:visited-style-name="Visited_20_Internet_20_Link"><text:span text:style-name="T7">structured</text:span></text:a><text:span text:style-name="T4"> (particularly </text:span><text:a xlink:type="simple" xlink:href="https://en.wikipedia.org/wiki/Procedural_programming" text:style-name="Internet_20_link" text:visited-style-name="Visited_20_Internet_20_Link"><text:span text:style-name="T7">procedural</text:span></text:a><text:span text:style-name="T4">), </text:span><text:a xlink:type="simple" xlink:href="https://en.wikipedia.org/wiki/Object-oriented_programming" text:style-name="Internet_20_link" text:visited-style-name="Visited_20_Internet_20_Link"><text:span text:style-name="T7">object-oriented</text:span></text:a><text:span text:style-name="T4"> and </text:span><text:a xlink:type="simple" xlink:href="https://en.wikipedia.org/wiki/Functional_programming" text:style-name="Internet_20_link" text:visited-style-name="Visited_20_Internet_20_Link"><text:span text:style-name="T7">functional programming</text:span></text:a><text:span text:style-name="T4">. It is often described as a "batteries included" language due to its comprehensive </text:span><text:a xlink:type="simple" xlink:href="https://en.wikipedia.org/wiki/Standard_library" text:style-name="Internet_20_link" text:visited-style-name="Visited_20_Internet_20_Link"><text:span text:style-name="T7">standard library</text:span></text:a><text:span text:style-name="T4">.</text:span><text:bookmark text:name="cite_ref-About_35-0"/><text:a xlink:type="simple" xlink:href="https://en.wikipedia.org/wiki/Python_(programming_language)#cite_note-About-35" text:style-name="Internet_20_link" text:visited-style-name="Visited_20_Internet_20_Link">[35]</text:a><text:bookmark text:name="cite_ref-36"/><text:a xlink:type="simple" xlink:href="https://en.wikipedia.org/wiki/Python_(programming_language)#cite_note-36" text:style-name="Internet_20_link" text:visited-style-name="Visited_20_Internet_20_Link">[36]</text:a></text:p>
      <text:p text:style-name="P2"><text:a xlink:type="simple" xlink:href="https://en.wikipedia.org/wiki/Guido_van_Rossum" text:style-name="Internet_20_link" text:visited-style-name="Visited_20_Internet_20_Link"><text:span text:style-name="T7">Guido van Rossum</text:span></text:a><text:span text:style-name="T4"> began working on Python in the late 1980s as a successor to the </text:span><text:a xlink:type="simple" xlink:href="https://en.wikipedia.org/wiki/ABC_(programming_language)" text:style-name="Internet_20_link" text:visited-style-name="Visited_20_Internet_20_Link"><text:span text:style-name="T7">ABC programming language</text:span></text:a><text:span text:style-name="T4"> and first released it in 1991 as Python 0.9.0.</text:span><text:bookmark text:name="cite_ref-37"/><text:a xlink:type="simple" xlink:href="https://en.wikipedia.org/wiki/Python_(programming_language)#cite_note-37" text:style-name="Internet_20_link" text:visited-style-name="Visited_20_Internet_20_Link"><text:span text:style-name="T9">[37]</text:span></text:a><text:span text:style-name="T4"> Python 2.0 was released in 2000. Python 3.0, released in 2008, was a major revision not completely </text:span><text:a xlink:type="simple" xlink:href="https://en.wikipedia.org/wiki/Backward_compatibility" text:style-name="Internet_20_link" text:visited-style-name="Visited_20_Internet_20_Link"><text:span text:style-name="T7">backward-compatible</text:span></text:a><text:span text:style-name="T4"> with earlier versions. Python 2.7.18, released in 2020, was the last release of Python 2.</text:span><text:bookmark text:name="cite_ref-38"/><text:a xlink:type="simple" xlink:href="https://en.wikipedia.org/wiki/Python_(programming_language)#cite_note-38" text:style-name="Internet_20_link" text:visited-style-name="Visited_20_Internet_20_Link"><text:span text:style-name="T9">[38]</text:span></text:a></text:p>
      <text:p text:style-name="P2"><text:span text:style-name="T4">Python consistently ranks as one of the most popular programming languages.</text:span><text:bookmark text:name="cite_ref-39"/><text:a xlink:type="simple" xlink:href="https://en.wikipedia.org/wiki/Python_(programming_language)#cite_note-39" text:style-name="Internet_20_link" text:visited-style-name="Visited_20_Internet_20_Link">[39]</text:a><text:bookmark text:name="cite_ref-40"/><text:a xlink:type="simple" xlink:href="https://en.wikipedia.org/wiki/Python_(programming_language)#cite_note-40" text:style-name="Internet_20_link" text:visited-style-name="Visited_20_Internet_20_Link">[40]</text:a><text:bookmark text:name="cite_ref-tiobecurrent_41-0"/><text:a xlink:type="simple" xlink:href="https://en.wikipedia.org/wiki/Python_(programming_language)#cite_note-tiobecurrent-41" text:style-name="Internet_20_link" text:visited-style-name="Visited_20_Internet_20_Link">[41]</text:a><text:bookmark text:name="cite_ref-42"/><text:a xlink:type="simple" xlink:href="https://en.wikipedia.org/wiki/Python_(programming_language)#cite_note-42" text:style-name="Internet_20_link" text:visited-style-name="Visited_20_Internet_20_Link">[42]</text:a></text:p>
      <text:h text:style-name="P1" text:outline-level="2"><text:bookmark text:name="History"/>History</text:h>
      <text:p text:style-name="P4"/>
      <text:p text:style-name="P7"><text:span text:style-name="T6">The designer of Python, </text:span><text:a xlink:type="simple" xlink:href="https://en.wikipedia.org/wiki/Guido_van_Rossum" text:style-name="Internet_20_link" text:visited-style-name="Visited_20_Internet_20_Link"><text:span text:style-name="T10">Guido van Rossum</text:span></text:a><text:span text:style-name="T6">, at </text:span><text:a xlink:type="simple" xlink:href="https://en.wikipedia.org/wiki/O%27Reilly_Open_Source_Convention" text:style-name="Internet_20_link" text:visited-style-name="Visited_20_Internet_20_Link"><text:span text:style-name="T10">OSCON</text:span></text:a><text:span text:style-name="T6"> 2006</text:span></text:p>
      <text:p text:style-name="P3"><text:span text:style-name="T1">Main article: </text:span><text:a xlink:type="simple" xlink:href="https://en.wikipedia.org/wiki/History_of_Python" text:style-name="Internet_20_link" text:visited-style-name="Visited_20_Internet_20_Link"><text:span text:style-name="T2">History of Python</text:span></text:a></text:p>
      <text:p text:style-name="P2"><text:span text:style-name="T4">Python was conceived in the late 1980s</text:span><text:bookmark text:name="cite_ref-venners-interview-pt-1_43-0"/><text:a xlink:type="simple" xlink:href="https://en.wikipedia.org/wiki/Python_(programming_language)#cite_note-venners-interview-pt-1-43" text:style-name="Internet_20_link" text:visited-style-name="Visited_20_Internet_20_Link"><text:span text:style-name="T9">[43]</text:span></text:a><text:span text:style-name="T4"> by </text:span><text:a xlink:type="simple" xlink:href="https://en.wikipedia.org/wiki/Guido_van_Rossum" text:style-name="Internet_20_link" text:visited-style-name="Visited_20_Internet_20_Link"><text:span text:style-name="T7">Guido van Rossum</text:span></text:a><text:span text:style-name="T4"> at </text:span><text:a xlink:type="simple" xlink:href="https://en.wikipedia.org/wiki/Centrum_Wiskunde_%26_Informatica" text:style-name="Internet_20_link" text:visited-style-name="Visited_20_Internet_20_Link"><text:span text:style-name="T7">Centrum Wiskunde &amp; Informatica</text:span></text:a><text:span text:style-name="T4"> (CWI) in the </text:span><text:a xlink:type="simple" xlink:href="https://en.wikipedia.org/wiki/Netherlands" text:style-name="Internet_20_link" text:visited-style-name="Visited_20_Internet_20_Link"><text:span text:style-name="T7">Netherlands</text:span></text:a><text:span text:style-name="T4"> as a successor to the </text:span><text:a xlink:type="simple" xlink:href="https://en.wikipedia.org/wiki/ABC_(programming_language)" text:style-name="Internet_20_link" text:visited-style-name="Visited_20_Internet_20_Link"><text:span text:style-name="T7">ABC programming language</text:span></text:a><text:span text:style-name="T4">, which was inspired by </text:span><text:a xlink:type="simple" xlink:href="https://en.wikipedia.org/wiki/SETL" text:style-name="Internet_20_link" text:visited-style-name="Visited_20_Internet_20_Link"><text:span text:style-name="T7">SETL</text:span></text:a><text:span text:style-name="T4">,</text:span><text:bookmark text:name="cite_ref-AutoNT-12_44-0"/><text:a xlink:type="simple" xlink:href="https://en.wikipedia.org/wiki/Python_(programming_language)#cite_note-AutoNT-12-44" text:style-name="Internet_20_link" text:visited-style-name="Visited_20_Internet_20_Link"><text:span text:style-name="T9">[44]</text:span></text:a><text:span text:style-name="T4"> capable of </text:span><text:a xlink:type="simple" xlink:href="https://en.wikipedia.org/wiki/Exception_handling" text:style-name="Internet_20_link" text:visited-style-name="Visited_20_Internet_20_Link"><text:span text:style-name="T7">exception handling</text:span></text:a><text:span text:style-name="T4"> and interfacing with the </text:span><text:a xlink:type="simple" xlink:href="https://en.wikipedia.org/wiki/Amoeba_(operating_system)" text:style-name="Internet_20_link" text:visited-style-name="Visited_20_Internet_20_Link"><text:span text:style-name="T7">Amoeba</text:span></text:a><text:span text:style-name="T4"> operating system.</text:span><text:bookmark text:name="cite_ref-faq-created_13-1"/><text:a xlink:type="simple" xlink:href="https://en.wikipedia.org/wiki/Python_(programming_language)#cite_note-faq-created-13" text:style-name="Internet_20_link" text:visited-style-name="Visited_20_Internet_20_Link"><text:span text:style-name="T9">[13]</text:span></text:a><text:span text:style-name="T4"> Its implementation began in December 1989.</text:span><text:bookmark text:name="cite_ref-timeline-of-python_45-0"/><text:a xlink:type="simple" xlink:href="https://en.wikipedia.org/wiki/Python_(programming_language)#cite_note-timeline-of-python-45" text:style-name="Internet_20_link" text:visited-style-name="Visited_20_Internet_20_Link"><text:span text:style-name="T9">[45]</text:span></text:a><text:span text:style-name="T4"> Van Rossum shouldered sole responsibility for the project, as the lead developer, until 12 July 2018, when he announced his "permanent vacation" from his responsibilities as Python's "</text:span><text:a xlink:type="simple" xlink:href="https://en.wikipedia.org/wiki/Benevolent_dictator_for_life" text:style-name="Internet_20_link" text:visited-style-name="Visited_20_Internet_20_Link"><text:span text:style-name="T7">benevolent dictator for life</text:span></text:a><text:span text:style-name="T4">", a title the Python community bestowed upon him to reflect his long-term commitment as the project's chief decision-maker.</text:span><text:bookmark text:name="cite_ref-lj-bdfl-resignation_46-0"/><text:a xlink:type="simple" xlink:href="https://en.wikipedia.org/wiki/Python_(programming_language)#cite_note-lj-bdfl-resignation-46" text:style-name="Internet_20_link" text:visited-style-name="Visited_20_Internet_20_Link"><text:span text:style-name="T9">[46]</text:span></text:a><text:span text:style-name="T4"> In January 2019, active Python core developers elected a five-member Steering Council to lead the project.</text:span><text:bookmark text:name="cite_ref-47"/><text:a xlink:type="simple" xlink:href="https://en.wikipedia.org/wiki/Python_(programming_language)#cite_note-47" text:style-name="Internet_20_link" text:visited-style-name="Visited_20_Internet_20_Link">[47]</text:a><text:bookmark text:name="cite_ref-48"/><text:a xlink:type="simple" xlink:href="https://en.wikipedia.org/wiki/Python_(programming_language)#cite_note-48" text:style-name="Internet_20_link" text:visited-style-name="Visited_20_Internet_20_Link">[48]</text:a></text:p>
      <text:p text:style-name="P2"><text:span text:style-name="T4">Python 2.0 was released on 16 October 2000, with many major new features such as </text:span><text:a xlink:type="simple" xlink:href="https://en.wikipedia.org/wiki/List_comprehension" text:style-name="Internet_20_link" text:visited-style-name="Visited_20_Internet_20_Link"><text:span text:style-name="T7">list comprehensions</text:span></text:a><text:span text:style-name="T4">, </text:span><text:a xlink:type="simple" xlink:href="https://en.wikipedia.org/wiki/Cycle_detection" text:style-name="Internet_20_link" text:visited-style-name="Visited_20_Internet_20_Link"><text:span text:style-name="T7">cycle-detecting</text:span></text:a><text:span text:style-name="T4"> garbage collection, </text:span><text:a xlink:type="simple" xlink:href="https://en.wikipedia.org/wiki/Reference_counting" text:style-name="Internet_20_link" text:visited-style-name="Visited_20_Internet_20_Link"><text:span text:style-name="T7">reference counting</text:span></text:a><text:span text:style-name="T4">, and </text:span><text:a xlink:type="simple" xlink:href="https://en.wikipedia.org/wiki/Unicode" text:style-name="Internet_20_link" text:visited-style-name="Visited_20_Internet_20_Link"><text:span text:style-name="T7">Unicode</text:span></text:a><text:span text:style-name="T4"> support.</text:span><text:bookmark text:name="cite_ref-newin-2.0_49-0"/><text:a xlink:type="simple" xlink:href="https://en.wikipedia.org/wiki/Python_(programming_language)#cite_note-newin-2.0-49" text:style-name="Internet_20_link" text:visited-style-name="Visited_20_Internet_20_Link"><text:span text:style-name="T9">[49]</text:span></text:a><text:span text:style-name="T4"> Python 3.0, released on 3 December 2008, with many of its major features </text:span><text:a xlink:type="simple" xlink:href="https://en.wikipedia.org/wiki/Backporting" text:style-name="Internet_20_link" text:visited-style-name="Visited_20_Internet_20_Link"><text:span text:style-name="T7">backported</text:span></text:a><text:span text:style-name="T4"> to Python 2.6.x</text:span><text:bookmark text:name="cite_ref-pep-3000_50-0"/><text:a xlink:type="simple" xlink:href="https://en.wikipedia.org/wiki/Python_(programming_language)#cite_note-pep-3000-50" text:style-name="Internet_20_link" text:visited-style-name="Visited_20_Internet_20_Link"><text:span text:style-name="T9">[50]</text:span></text:a><text:span text:style-name="T4"> and 2.7.x. Releases of Python 3 include the </text:span><text:span text:style-name="Source_20_Text"><text:span text:style-name="T11">2to3</text:span></text:span><text:span text:style-name="T4"> utility, which automates the translation of Python 2 code to Python 3.</text:span><text:bookmark text:name="cite_ref-51"/><text:a xlink:type="simple" xlink:href="https://en.wikipedia.org/wiki/Python_(programming_language)#cite_note-51" text:style-name="Internet_20_link" text:visited-style-name="Visited_20_Internet_20_Link"><text:span text:style-name="T9">[51]</text:span></text:a></text:p>
      <text:p text:style-name="P2"><text:span text:style-name="T4">Python 2.7's </text:span><text:a xlink:type="simple" xlink:href="https://en.wikipedia.org/wiki/End-of-life_product" text:style-name="Internet_20_link" text:visited-style-name="Visited_20_Internet_20_Link"><text:span text:style-name="T7">end-of-life</text:span></text:a><text:span text:style-name="T4"> was initially set for 2015, then postponed to 2020 out of concern that a large body of existing code could not easily be forward-ported to Python 3.</text:span><text:bookmark text:name="cite_ref-52"/><text:a xlink:type="simple" xlink:href="https://en.wikipedia.org/wiki/Python_(programming_language)#cite_note-52" text:style-name="Internet_20_link" text:visited-style-name="Visited_20_Internet_20_Link">[52]</text:a><text:bookmark text:name="cite_ref-53"/><text:a xlink:type="simple" xlink:href="https://en.wikipedia.org/wiki/Python_(programming_language)#cite_note-53" text:style-name="Internet_20_link" text:visited-style-name="Visited_20_Internet_20_Link">[53]</text:a><text:span text:style-name="T4"> No further security patches or other improvements will be released for it.</text:span><text:bookmark text:name="cite_ref-54"/><text:a xlink:type="simple" xlink:href="https://en.wikipedia.org/wiki/Python_(programming_language)#cite_note-54" text:style-name="Internet_20_link" text:visited-style-name="Visited_20_Internet_20_Link">[54]</text:a><text:bookmark text:name="cite_ref-55"/><text:a xlink:type="simple" xlink:href="https://en.wikipedia.org/wiki/Python_(programming_language)#cite_note-55" text:style-name="Internet_20_link" text:visited-style-name="Visited_20_Internet_20_Link">[55]</text:a><text:span text:style-name="T4"> Currently only 3.7 and later are supported. In 2021, Python 3.9.2 and 3.8.8 were expedited</text:span><text:bookmark text:name="cite_ref-56"/><text:a xlink:type="simple" xlink:href="https://en.wikipedia.org/wiki/Python_(programming_language)#cite_note-56" text:style-name="Internet_20_link" text:visited-style-name="Visited_20_Internet_20_Link"><text:span text:style-name="T9">[56]</text:span></text:a><text:span text:style-name="T4"> as all versions of Python (including 2.7</text:span><text:bookmark text:name="cite_ref-57"/><text:a xlink:type="simple" xlink:href="https://en.wikipedia.org/wiki/Python_(programming_language)#cite_note-57" text:style-name="Internet_20_link" text:visited-style-name="Visited_20_Internet_20_Link"><text:span text:style-name="T9">[57]</text:span></text:a><text:span text:style-name="T4">) had security issues leading to possible </text:span><text:a xlink:type="simple" xlink:href="https://en.wikipedia.org/wiki/Remote_code_execution" text:style-name="Internet_20_link" text:visited-style-name="Visited_20_Internet_20_Link"><text:span text:style-name="T7">remote code execution</text:span></text:a><text:bookmark text:name="cite_ref-58"/><text:a xlink:type="simple" xlink:href="https://en.wikipedia.org/wiki/Python_(programming_language)#cite_note-58" text:style-name="Internet_20_link" text:visited-style-name="Visited_20_Internet_20_Link"><text:span text:style-name="T9">[58]</text:span></text:a><text:span text:style-name="T4"> and </text:span><text:a xlink:type="simple" xlink:href="https://en.wikipedia.org/wiki/Cache_poisoning" text:style-name="Internet_20_link" text:visited-style-name="Visited_20_Internet_20_Link"><text:span text:style-name="T7">web cache poisoning</text:span></text:a><text:span text:style-name="T4">.</text:span><text:bookmark text:name="cite_ref-59"/><text:a xlink:type="simple" xlink:href="https://en.wikipedia.org/wiki/Python_(programming_language)#cite_note-59" text:style-name="Internet_20_link" text:visited-style-name="Visited_20_Internet_20_Link"><text:span text:style-name="T9">[59]</text:span></text:a></text:p>
      <text:p text:style-name="P2"><text:span text:style-name="T4">In 2022, Python 3.10.4 and 3.9.12 were expedited</text:span><text:bookmark text:name="cite_ref-60"/><text:a xlink:type="simple" xlink:href="https://en.wikipedia.org/wiki/Python_(programming_language)#cite_note-60" text:style-name="Internet_20_link" text:visited-style-name="Visited_20_Internet_20_Link"><text:span text:style-name="T9">[60]</text:span></text:a><text:span text:style-name="T4"> and 3.8.13, and 3.7.13, because of many security issues.</text:span><text:bookmark text:name="cite_ref-61"/><text:a xlink:type="simple" xlink:href="https://en.wikipedia.org/wiki/Python_(programming_language)#cite_note-61" text:style-name="Internet_20_link" text:visited-style-name="Visited_20_Internet_20_Link"><text:span text:style-name="T9">[61]</text:span></text:a><text:span text:style-name="T4"> When Python 3.9.13 was released in May 2022, it was announced that the 3.9 series (joining the older series 3.8 and 3.7) would only receive security fixes in the future.</text:span><text:bookmark text:name="cite_ref-62"/><text:a xlink:type="simple" xlink:href="https://en.wikipedia.org/wiki/Python_(programming_language)#cite_note-62" text:style-name="Internet_20_link" text:visited-style-name="Visited_20_Internet_20_Link"><text:span text:style-name="T9">[62]</text:span></text:a><text:span text:style-name="T4"> On September 7, 2022, four new releases were made due to a potential </text:span><text:a xlink:type="simple" xlink:href="https://en.wikipedia.org/wiki/Denial-of-service_attack" text:style-name="Internet_20_link" text:visited-style-name="Visited_20_Internet_20_Link"><text:span text:style-name="T7">denial-of-service attack</text:span></text:a><text:span text:style-name="T4">: 3.10.7, 3.9.14, 3.8.14, and 3.7.14.</text:span><text:bookmark text:name="cite_ref-63"/><text:a xlink:type="simple" xlink:href="https://en.wikipedia.org/wiki/Python_(programming_language)#cite_note-63" text:style-name="Internet_20_link" text:visited-style-name="Visited_20_Internet_20_Link">[63]</text:a><text:bookmark text:name="cite_ref-64"/><text:a xlink:type="simple" xlink:href="https://en.wikipedia.org/wiki/Python_(programming_language)#cite_note-64" text:style-name="Internet_20_link" text:visited-style-name="Visited_20_Internet_20_Link">[64]</text:a></text:p>
      <text:p text:style-name="P2"><text:span text:style-name="T4">As of November 2022, Python 3.11 is the stable release. Notable changes from 3.10 include increased program execution speed and improved error reporting.</text:span><text:bookmark text:name="cite_ref-65"/><text:a xlink:type="simple" xlink:href="https://en.wikipedia.org/wiki/Python_(programming_language)#cite_note-65" text:style-name="Internet_20_link" text:visited-style-name="Visited_20_Internet_20_Link"><text:span text:style-name="T9">[65]</text:span></text:a></text:p>
      <text:h text:style-name="P1" text:outline-level="2"><text:bookmark text:name="Design_philosophy_and_features"/><text:soft-page-break/>Design philosophy and features</text:h>
      <text:p text:style-name="P2"><text:span text:style-name="T4">Python is a </text:span><text:a xlink:type="simple" xlink:href="https://en.wikipedia.org/wiki/Multi-paradigm_programming_language" text:style-name="Internet_20_link" text:visited-style-name="Visited_20_Internet_20_Link"><text:span text:style-name="T7">multi-paradigm programming language</text:span></text:a><text:span text:style-name="T4">. </text:span><text:a xlink:type="simple" xlink:href="https://en.wikipedia.org/wiki/Object-oriented_programming" text:style-name="Internet_20_link" text:visited-style-name="Visited_20_Internet_20_Link"><text:span text:style-name="T7">Object-oriented programming</text:span></text:a><text:span text:style-name="T4"> and </text:span><text:a xlink:type="simple" xlink:href="https://en.wikipedia.org/wiki/Structured_programming" text:style-name="Internet_20_link" text:visited-style-name="Visited_20_Internet_20_Link"><text:span text:style-name="T7">structured programming</text:span></text:a><text:span text:style-name="T4"> are fully supported, and many of their features support functional programming and </text:span><text:a xlink:type="simple" xlink:href="https://en.wikipedia.org/wiki/Aspect-oriented_programming" text:style-name="Internet_20_link" text:visited-style-name="Visited_20_Internet_20_Link"><text:span text:style-name="T7">aspect-oriented programming</text:span></text:a><text:span text:style-name="T4"> (including </text:span><text:a xlink:type="simple" xlink:href="https://en.wikipedia.org/wiki/Metaprogramming" text:style-name="Internet_20_link" text:visited-style-name="Visited_20_Internet_20_Link"><text:span text:style-name="T7">metaprogramming</text:span></text:a><text:bookmark text:name="cite_ref-AutoNT-13_66-0"/><text:a xlink:type="simple" xlink:href="https://en.wikipedia.org/wiki/Python_(programming_language)#cite_note-AutoNT-13-66" text:style-name="Internet_20_link" text:visited-style-name="Visited_20_Internet_20_Link"><text:span text:style-name="T9">[66]</text:span></text:a><text:span text:style-name="T4"> and </text:span><text:a xlink:type="simple" xlink:href="https://en.wikipedia.org/wiki/Metaobject" text:style-name="Internet_20_link" text:visited-style-name="Visited_20_Internet_20_Link"><text:span text:style-name="T7">metaobjects</text:span></text:a><text:span text:style-name="T4">).</text:span><text:bookmark text:name="cite_ref-AutoNT-14_67-0"/><text:a xlink:type="simple" xlink:href="https://en.wikipedia.org/wiki/Python_(programming_language)#cite_note-AutoNT-14-67" text:style-name="Internet_20_link" text:visited-style-name="Visited_20_Internet_20_Link"><text:span text:style-name="T9">[67]</text:span></text:a><text:span text:style-name="T4"> Many other paradigms are supported via extensions, including </text:span><text:a xlink:type="simple" xlink:href="https://en.wikipedia.org/wiki/Design_by_contract" text:style-name="Internet_20_link" text:visited-style-name="Visited_20_Internet_20_Link"><text:span text:style-name="T7">design by contract</text:span></text:a><text:bookmark text:name="cite_ref-AutoNT-15_68-0"/><text:a xlink:type="simple" xlink:href="https://en.wikipedia.org/wiki/Python_(programming_language)#cite_note-AutoNT-15-68" text:style-name="Internet_20_link" text:visited-style-name="Visited_20_Internet_20_Link">[68]</text:a><text:bookmark text:name="cite_ref-AutoNT-16_69-0"/><text:a xlink:type="simple" xlink:href="https://en.wikipedia.org/wiki/Python_(programming_language)#cite_note-AutoNT-16-69" text:style-name="Internet_20_link" text:visited-style-name="Visited_20_Internet_20_Link">[69]</text:a><text:span text:style-name="T4"> and </text:span><text:a xlink:type="simple" xlink:href="https://en.wikipedia.org/wiki/Logic_programming" text:style-name="Internet_20_link" text:visited-style-name="Visited_20_Internet_20_Link"><text:span text:style-name="T7">logic programming</text:span></text:a><text:span text:style-name="T4">.</text:span><text:bookmark text:name="cite_ref-AutoNT-17_70-0"/><text:a xlink:type="simple" xlink:href="https://en.wikipedia.org/wiki/Python_(programming_language)#cite_note-AutoNT-17-70" text:style-name="Internet_20_link" text:visited-style-name="Visited_20_Internet_20_Link"><text:span text:style-name="T9">[70]</text:span></text:a></text:p>
      <text:p text:style-name="P2"><text:span text:style-name="T4">Python uses </text:span><text:a xlink:type="simple" xlink:href="https://en.wikipedia.org/wiki/Dynamic_typing" text:style-name="Internet_20_link" text:visited-style-name="Visited_20_Internet_20_Link"><text:span text:style-name="T7">dynamic typing</text:span></text:a><text:span text:style-name="T4"> and a combination of </text:span><text:a xlink:type="simple" xlink:href="https://en.wikipedia.org/wiki/Reference_counting" text:style-name="Internet_20_link" text:visited-style-name="Visited_20_Internet_20_Link"><text:span text:style-name="T7">reference counting</text:span></text:a><text:span text:style-name="T4"> and a cycle-detecting garbage collector for </text:span><text:a xlink:type="simple" xlink:href="https://en.wikipedia.org/wiki/Memory_management" text:style-name="Internet_20_link" text:visited-style-name="Visited_20_Internet_20_Link"><text:span text:style-name="T7">memory management</text:span></text:a><text:span text:style-name="T4">.</text:span><text:bookmark text:name="cite_ref-Reference_counting_71-0"/><text:a xlink:type="simple" xlink:href="https://en.wikipedia.org/wiki/Python_(programming_language)#cite_note-Reference_counting-71" text:style-name="Internet_20_link" text:visited-style-name="Visited_20_Internet_20_Link"><text:span text:style-name="T9">[71]</text:span></text:a><text:span text:style-name="T4"> It uses dynamic </text:span><text:a xlink:type="simple" xlink:href="https://en.wikipedia.org/wiki/Name_resolution_(programming_languages)" text:style-name="Internet_20_link" text:visited-style-name="Visited_20_Internet_20_Link"><text:span text:style-name="T7">name resolution</text:span></text:a><text:span text:style-name="T4"> (</text:span><text:a xlink:type="simple" xlink:href="https://en.wikipedia.org/wiki/Late_binding" text:style-name="Internet_20_link" text:visited-style-name="Visited_20_Internet_20_Link"><text:span text:style-name="T7">late binding</text:span></text:a><text:span text:style-name="T4">), which binds method and variable names during program execution.</text:span></text:p>
      <text:p text:style-name="P2"><text:span text:style-name="T4">Its design offers some support for functional programming in the </text:span><text:a xlink:type="simple" xlink:href="https://en.wikipedia.org/wiki/Lisp_(programming_language)" text:style-name="Internet_20_link" text:visited-style-name="Visited_20_Internet_20_Link"><text:span text:style-name="T7">Lisp</text:span></text:a><text:span text:style-name="T4"> tradition. It has </text:span><text:span text:style-name="Source_20_Text"><text:span text:style-name="T11">filter</text:span></text:span><text:span text:style-name="T4">,</text:span><text:span text:style-name="Source_20_Text"><text:span text:style-name="T11">map</text:span></text:span><text:span text:style-name="T4">and</text:span><text:span text:style-name="Source_20_Text"><text:span text:style-name="T11">reduce</text:span></text:span><text:span text:style-name="T4"> functions; </text:span><text:a xlink:type="simple" xlink:href="https://en.wikipedia.org/wiki/List_comprehension" text:style-name="Internet_20_link" text:visited-style-name="Visited_20_Internet_20_Link"><text:span text:style-name="T7">list comprehensions</text:span></text:a><text:span text:style-name="T4">, </text:span><text:a xlink:type="simple" xlink:href="https://en.wikipedia.org/wiki/Associative_array" text:style-name="Internet_20_link" text:visited-style-name="Visited_20_Internet_20_Link"><text:span text:style-name="T7">dictionaries</text:span></text:a><text:span text:style-name="T4">, sets, and </text:span><text:a xlink:type="simple" xlink:href="https://en.wikipedia.org/wiki/Generator_(computer_programming)" text:style-name="Internet_20_link" text:visited-style-name="Visited_20_Internet_20_Link"><text:span text:style-name="T7">generator</text:span></text:a><text:span text:style-name="T4"> expressions.</text:span><text:bookmark text:name="cite_ref-AutoNT-59_72-0"/><text:a xlink:type="simple" xlink:href="https://en.wikipedia.org/wiki/Python_(programming_language)#cite_note-AutoNT-59-72" text:style-name="Internet_20_link" text:visited-style-name="Visited_20_Internet_20_Link"><text:span text:style-name="T9">[72]</text:span></text:a><text:span text:style-name="T4"> The standard library has two modules (</text:span><text:span text:style-name="Source_20_Text"><text:span text:style-name="T11">itertools</text:span></text:span><text:span text:style-name="T4"> and </text:span><text:span text:style-name="Source_20_Text"><text:span text:style-name="T11">functools</text:span></text:span><text:span text:style-name="T4">) that implement functional tools borrowed from </text:span><text:a xlink:type="simple" xlink:href="https://en.wikipedia.org/wiki/Haskell" text:style-name="Internet_20_link" text:visited-style-name="Visited_20_Internet_20_Link"><text:span text:style-name="T7">Haskell</text:span></text:a><text:span text:style-name="T4"> and </text:span><text:a xlink:type="simple" xlink:href="https://en.wikipedia.org/wiki/Standard_ML" text:style-name="Internet_20_link" text:visited-style-name="Visited_20_Internet_20_Link"><text:span text:style-name="T7">Standard ML</text:span></text:a><text:span text:style-name="T4">.</text:span><text:bookmark text:name="cite_ref-AutoNT-18_73-0"/><text:a xlink:type="simple" xlink:href="https://en.wikipedia.org/wiki/Python_(programming_language)#cite_note-AutoNT-18-73" text:style-name="Internet_20_link" text:visited-style-name="Visited_20_Internet_20_Link"><text:span text:style-name="T9">[73]</text:span></text:a></text:p>
      <text:p text:style-name="P2"><text:span text:style-name="T4">Its core philosophy is summarized in the document </text:span><text:span text:style-name="T5">The </text:span><text:a xlink:type="simple" xlink:href="https://en.wikipedia.org/wiki/Zen_of_Python" text:style-name="Internet_20_link" text:visited-style-name="Visited_20_Internet_20_Link"><text:span text:style-name="T8">Zen of Python</text:span></text:a><text:span text:style-name="T4"> (</text:span><text:span text:style-name="T5">PEP 20</text:span><text:span text:style-name="T4">), which includes </text:span><text:a xlink:type="simple" xlink:href="https://en.wikipedia.org/wiki/Aphorism" text:style-name="Internet_20_link" text:visited-style-name="Visited_20_Internet_20_Link"><text:span text:style-name="T7">aphorisms</text:span></text:a><text:span text:style-name="T4"> such as:</text:span><text:bookmark text:name="cite_ref-PEP20_74-0"/><text:a xlink:type="simple" xlink:href="https://en.wikipedia.org/wiki/Python_(programming_language)#cite_note-PEP20-74" text:style-name="Internet_20_link" text:visited-style-name="Visited_20_Internet_20_Link"><text:span text:style-name="T9">[74]</text:span></text:a></text:p>
      <text:list xml:id="list2864358240" text:style-name="L1">
        <text:list-item>
          <text:p text:style-name="P5">Beautiful is better than ugly.</text:p>
        </text:list-item>
        <text:list-item>
          <text:p text:style-name="P6">Explicit is better than implicit.</text:p>
        </text:list-item>
        <text:list-item>
          <text:p text:style-name="P6">Simple is better than complex.</text:p>
        </text:list-item>
        <text:list-item>
          <text:p text:style-name="P6">Complex is better than complicated.</text:p>
        </text:list-item>
        <text:list-item>
          <text:p text:style-name="P6">Readability count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6:28:48.149425858</meta:creation-date>
    <dc:date>2023-05-05T16:30:20.857170444</dc:date>
    <meta:editing-duration>PT1M33S</meta:editing-duration>
    <meta:editing-cycles>1</meta:editing-cycles>
    <meta:document-statistic meta:table-count="0" meta:image-count="0" meta:object-count="0" meta:page-count="2" meta:paragraph-count="22" meta:word-count="659" meta:character-count="4558" meta:non-whitespace-character-count="3926"/>
    <meta:generator>LibreOffice/6.4.7.2$Linux_X86_64 LibreOffice_project/40$Build-2</meta:generator>
  </office:meta>
</office:document-meta>
</file>